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P1" style:family="paragraph" style:parent-style-name="Standard">
      <style:text-properties officeooo:rsid="0018c731" officeooo:paragraph-rsid="0018c731"/>
    </style:style>
    <style:style style:name="P2" style:family="paragraph" style:parent-style-name="Standard">
      <style:text-properties style:font-name="Liberation Mono" fo:font-size="10pt" officeooo:rsid="0018c731" officeooo:paragraph-rsid="0018c731" style:font-size-asian="10pt" style:font-size-complex="10pt"/>
    </style:style>
    <style:style style:name="P3" style:family="paragraph" style:parent-style-name="Standard">
      <style:text-properties style:font-name="Liberation Mono" fo:font-size="10pt" officeooo:rsid="0018c731" officeooo:paragraph-rsid="00247f13" style:font-size-asian="10pt" style:font-size-complex="10pt"/>
    </style:style>
    <style:style style:name="P4" style:family="paragraph" style:parent-style-name="Standard">
      <style:text-properties style:font-name="Liberation Mono" fo:font-size="10pt" officeooo:rsid="0018c731" officeooo:paragraph-rsid="002c6b82" style:font-size-asian="10pt" style:font-size-complex="10pt"/>
    </style:style>
    <style:style style:name="P5" style:family="paragraph" style:parent-style-name="Standard">
      <style:text-properties style:font-name="Liberation Mono" fo:font-size="10pt" officeooo:rsid="001a9e3d" officeooo:paragraph-rsid="001a9e3d" style:font-size-asian="10pt" style:font-size-complex="10pt"/>
    </style:style>
    <style:style style:name="P6" style:family="paragraph" style:parent-style-name="Standard">
      <style:text-properties style:font-name="Liberation Mono" fo:font-size="10pt" officeooo:rsid="001f2a84" officeooo:paragraph-rsid="001f2a84" style:font-size-asian="10pt" style:font-size-complex="10pt"/>
    </style:style>
    <style:style style:name="P7" style:family="paragraph" style:parent-style-name="Standard">
      <style:text-properties style:font-name="Liberation Mono" fo:font-size="10pt" officeooo:rsid="001f2a84" officeooo:paragraph-rsid="00220dc5" style:font-size-asian="10pt" style:font-size-complex="10pt"/>
    </style:style>
    <style:style style:name="P8" style:family="paragraph" style:parent-style-name="Standard">
      <style:text-properties style:font-name="Liberation Mono" fo:font-size="10pt" officeooo:rsid="00220dc5" officeooo:paragraph-rsid="00220dc5" style:font-size-asian="10pt" style:font-size-complex="10pt"/>
    </style:style>
    <style:style style:name="P9" style:family="paragraph" style:parent-style-name="Standard">
      <style:text-properties style:font-name="Liberation Mono" fo:font-size="10pt" officeooo:rsid="0028025e" officeooo:paragraph-rsid="0028025e" style:font-size-asian="10pt" style:font-size-complex="10pt"/>
    </style:style>
    <style:style style:name="P10" style:family="paragraph" style:parent-style-name="Standard">
      <style:text-properties style:font-name="Liberation Mono" fo:font-size="10pt" officeooo:rsid="0029403e" officeooo:paragraph-rsid="0029403e" style:font-size-asian="10pt" style:font-size-complex="10pt"/>
    </style:style>
    <style:style style:name="P11" style:family="paragraph" style:parent-style-name="Standard">
      <style:text-properties style:font-name="Liberation Mono" fo:font-size="10pt" officeooo:rsid="002c37d3" officeooo:paragraph-rsid="002c37d3" style:font-size-asian="10pt" style:font-size-complex="10pt"/>
    </style:style>
    <style:style style:name="P12" style:family="paragraph" style:parent-style-name="Standard">
      <style:text-properties style:font-name="Liberation Mono" fo:font-size="10pt" officeooo:rsid="002cf462" officeooo:paragraph-rsid="002cf462" style:font-size-asian="10pt" style:font-size-complex="10pt"/>
    </style:style>
    <style:style style:name="P13" style:family="paragraph" style:parent-style-name="Standard">
      <style:text-properties style:font-name="Liberation Mono" fo:font-size="10pt" officeooo:rsid="0030159c" officeooo:paragraph-rsid="0030159c" style:font-size-asian="10pt" style:font-size-complex="10pt"/>
    </style:style>
    <style:style style:name="P14" style:family="paragraph" style:parent-style-name="Standard">
      <style:text-properties style:font-name="Liberation Mono" fo:font-size="10pt" officeooo:rsid="0032e60a" officeooo:paragraph-rsid="0032e60a" style:font-size-asian="10pt" style:font-size-complex="10pt"/>
    </style:style>
    <style:style style:name="P15" style:family="paragraph" style:parent-style-name="Standard">
      <style:text-properties style:font-name="Liberation Mono" fo:font-size="10pt" officeooo:rsid="0029403e" officeooo:paragraph-rsid="0029403e" fo:background-color="#ffff99" style:font-size-asian="10pt" style:font-size-complex="10pt"/>
    </style:style>
    <style:style style:name="P16" style:family="paragraph" style:parent-style-name="Standard">
      <style:text-properties style:font-name="Liberation Mono" fo:font-size="12pt" style:text-underline-style="solid" style:text-underline-width="auto" style:text-underline-color="font-color" fo:font-weight="bold" officeooo:rsid="0029403e" officeooo:paragraph-rsid="0029403e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Mono" fo:font-size="12pt" style:text-underline-style="solid" style:text-underline-width="auto" style:text-underline-color="font-color" officeooo:rsid="0029403e" officeooo:paragraph-rsid="0029403e" style:font-size-asian="10pt" style:font-size-complex="10pt"/>
    </style:style>
    <style:style style:name="P18" style:family="paragraph" style:parent-style-name="Standard">
      <style:text-properties fo:color="#ff3333" style:font-name="Liberation Mono" fo:font-size="10pt" fo:font-weight="bold" officeooo:rsid="001a9e3d" officeooo:paragraph-rsid="001a9e3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beration Sans" fo:font-size="16pt" fo:font-weight="bold" officeooo:rsid="0029403e" officeooo:paragraph-rsid="0029403e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dddddd" style:font-name="Liberation Mono" fo:font-size="8pt" officeooo:rsid="0029403e" officeooo:paragraph-rsid="0029403e" style:font-size-asian="10pt" style:font-size-complex="10pt"/>
    </style:style>
    <style:style style:name="P21" style:family="paragraph" style:parent-style-name="Standard">
      <style:text-properties fo:color="#cccccc" style:font-name="Liberation Mono" fo:font-size="10pt" officeooo:rsid="002cab96" officeooo:paragraph-rsid="0030159c" fo:background-color="transparent" style:font-size-asian="10pt" style:font-size-complex="10pt"/>
    </style:style>
    <style:style style:name="P22" style:family="paragraph" style:parent-style-name="Standard">
      <style:text-properties fo:color="#000099" style:font-name="Liberation Mono" fo:font-size="10pt" officeooo:rsid="002cab96" officeooo:paragraph-rsid="002cab96" fo:background-color="transparent" style:font-size-asian="10pt" style:font-size-complex="10pt"/>
    </style:style>
    <style:style style:name="P23" style:family="paragraph" style:parent-style-name="Standard">
      <style:text-properties fo:color="#000099" style:font-name="Liberation Mono" fo:font-size="10pt" officeooo:rsid="002cab96" officeooo:paragraph-rsid="002e7de0" fo:background-color="transparent" style:font-size-asian="10pt" style:font-size-complex="10pt"/>
    </style:style>
    <style:style style:name="P24" style:family="paragraph" style:parent-style-name="Standard">
      <style:text-properties fo:color="#000099" style:font-name="Liberation Mono" fo:font-size="10pt" officeooo:rsid="0018c731" officeooo:paragraph-rsid="002c6b82" fo:background-color="transparent" style:font-size-asian="10pt" style:font-size-complex="10pt"/>
    </style:style>
    <style:style style:name="P25" style:family="paragraph" style:parent-style-name="Standard">
      <style:text-properties fo:color="#000000" style:font-name="Liberation Mono" fo:font-size="10pt" officeooo:rsid="002cab96" officeooo:paragraph-rsid="0032e60a" fo:background-color="transparent" style:font-size-asian="10pt" style:font-size-complex="10pt"/>
    </style:style>
    <style:style style:name="P26" style:family="paragraph" style:parent-style-name="Standard">
      <style:paragraph-properties fo:background-color="#eeeeee">
        <style:background-image/>
      </style:paragraph-properties>
      <style:text-properties style:font-name="Liberation Mono" fo:font-size="10pt" officeooo:rsid="0029403e" officeooo:paragraph-rsid="0029403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fo:background-color="#ffffcc" loext:char-shading-value="0" style:font-weight-asian="bold" style:font-weight-complex="bold"/>
    </style:style>
    <style:style style:name="T4" style:family="text">
      <style:text-properties fo:font-weight="bold" fo:background-color="#ffff99" loext:char-shading-value="0" style:font-weight-asian="bold" style:font-weight-complex="bold"/>
    </style:style>
    <style:style style:name="T5" style:family="text">
      <style:text-properties fo:font-weight="bold" fo:background-color="#cfe7f5" loext:char-shading-value="0" style:font-weight-asian="bold" style:font-weight-complex="bold"/>
    </style:style>
    <style:style style:name="T6" style:family="text">
      <style:text-properties fo:color="#0000cc"/>
    </style:style>
    <style:style style:name="T7" style:family="text">
      <style:text-properties fo:color="#0000cc" fo:font-weight="bold" style:font-weight-asian="bold" style:font-weight-complex="bold"/>
    </style:style>
    <style:style style:name="T8" style:family="text">
      <style:text-properties officeooo:rsid="001ba80c"/>
    </style:style>
    <style:style style:name="T9" style:family="text">
      <style:text-properties fo:background-color="#ffffcc" loext:char-shading-value="0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ff3333" fo:font-weight="bold" fo:background-color="#ffff99" loext:char-shading-value="0" style:font-weight-asian="bold" style:font-weight-complex="bold"/>
    </style:style>
    <style:style style:name="T13" style:family="text">
      <style:text-properties fo:color="#ff3333" fo:background-color="#ffff99" loext:char-shading-value="0"/>
    </style:style>
    <style:style style:name="T14" style:family="text">
      <style:text-properties fo:color="#ff3333" fo:font-weight="normal" style:font-weight-asian="normal" style:font-weight-complex="normal"/>
    </style:style>
    <style:style style:name="T15" style:family="text">
      <style:text-properties fo:color="#ff3333" fo:font-weight="normal" fo:background-color="#ffff99" loext:char-shading-value="0" style:font-weight-asian="normal" style:font-weight-complex="normal"/>
    </style:style>
    <style:style style:name="T16" style:family="text">
      <style:text-properties fo:color="#ff3333" fo:font-size="12pt"/>
    </style:style>
    <style:style style:name="T17" style:family="text">
      <style:text-properties fo:color="#ff3333" fo:font-size="12pt" fo:font-weight="bold" style:font-weight-asian="bold" style:font-weight-complex="bold"/>
    </style:style>
    <style:style style:name="T18" style:family="text">
      <style:text-properties fo:color="#ff3333" fo:font-size="12pt" fo:font-weight="bold" fo:background-color="#ffff99" loext:char-shading-value="0" style:font-weight-asian="bold" style:font-weight-complex="bold"/>
    </style:style>
    <style:style style:name="T19" style:family="text">
      <style:text-properties officeooo:rsid="001fceed"/>
    </style:style>
    <style:style style:name="T20" style:family="text">
      <style:text-properties fo:color="#003300"/>
    </style:style>
    <style:style style:name="T21" style:family="text">
      <style:text-properties fo:color="#003300" fo:background-color="#ffff99" loext:char-shading-value="0"/>
    </style:style>
    <style:style style:name="T22" style:family="text">
      <style:text-properties fo:background-color="#ffff99" loext:char-shading-value="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2pt" fo:font-weight="bold" fo:background-color="#ffff99" loext:char-shading-value="0" style:font-weight-asian="bold" style:font-weight-complex="bold"/>
    </style:style>
    <style:style style:name="T25" style:family="text">
      <style:text-properties officeooo:rsid="002c5bb9"/>
    </style:style>
    <style:style style:name="T26" style:family="text">
      <style:text-properties fo:color="#cccccc"/>
    </style:style>
    <style:style style:name="T27" style:family="text">
      <style:text-properties fo:color="#ff00cc" fo:font-weight="bold" style:font-weight-asian="bold" style:font-weight-complex="bold"/>
    </style:style>
    <style:style style:name="T28" style:family="text">
      <style:text-properties fo:color="#ff00cc" fo:font-size="12pt" fo:font-weight="bold" style:font-weight-asian="bold" style:font-weight-complex="bold"/>
    </style:style>
    <style:style style:name="T29" style:family="text">
      <style:text-properties officeooo:rsid="0033e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f future(request):</text:p>
      <text:p text:style-name="P14"><text:s text:c="4"/>bs = BitcoindService()</text:p>
      <text:p text:style-name="P14"><text:s text:c="4"/>form = SubmitForm(request.POST)</text:p>
      <text:p text:style-name="P14"/>
      <text:p text:style-name="P14"><text:s text:c="4"/>if form.is_valid():</text:p>
      <text:p text:style-name="P14"><text:s text:c="8"/>address_bh = bs.get_new_address()</text:p>
      <text:p text:style-name="P14"><text:s text:c="8"/>rate=form.cleaned_data['rate']</text:p>
      <text:p text:style-name="P14"><text:s text:c="8"/>date=form.cleaned_data['date']</text:p>
      <text:p text:style-name="P14"><text:s text:c="8"/>product_id = BTCUSD_PUT_SHORT if form.cleaned_data['select_direction'] == '1' else BTCUSD_CALL_SHORT</text:p>
      <text:p text:style-name="P14"><text:s text:c="8"/>print('AT-line-80')</text:p>
      <text:p text:style-name="P14"><text:s text:c="8"/>trgAmount = form.cleaned_data['amount']</text:p>
      <text:p text:style-name="P14"><text:s text:c="8"/>srcAmount = round(trgAmount * rate, 8)</text:p>
      <text:p text:style-name="P14"><text:s text:c="8"/>fee = getPremium(rate, date, trgAmount, product_id)</text:p>
      <text:p text:style-name="P14"><text:s text:c="8"/>print('AT-line-84')</text:p>
      <text:p text:style-name="P14"><text:s text:c="8"/>filterargs = {</text:p>
      <text:p text:style-name="P14"><text:s text:c="12"/>'time_expiry': to_epoch_str(getExpiryTime(date)),</text:p>
      <text:p text:style-name="P14"><text:s text:c="12"/>'amount_ordered': trgAmount,</text:p>
      <text:p text:style-name="P14"><text:s text:c="12"/>'addr_user': form.cleaned_data['address'],</text:p>
      <text:p text:style-name="P14"><text:s text:c="12"/>'rate': rate,</text:p>
      <text:p text:style-name="P14"><text:s text:c="12"/>'product_id': prod_str(product_id)</text:p>
      <text:p text:style-name="P14"><text:s text:c="8"/>}</text:p>
      <text:p text:style-name="P14"><text:s text:c="8"/>duplicated = False</text:p>
      <text:p text:style-name="P14"><text:s text:c="8"/>query_id = gen_query_id()</text:p>
      <text:p text:style-name="P14"><text:s text:c="8"/>print(query_id)</text:p>
      <text:p text:style-name="P14"><text:s text:c="8"/>records = Transaction.objects.filter(**filterargs)</text:p>
      <text:p text:style-name="P14"><text:s text:c="8"/>if len(records) &gt; 0:</text:p>
      <text:p text:style-name="P14"><text:s text:c="12"/>duplicated = True</text:p>
      <text:p text:style-name="P14"><text:s text:c="8"/>else:</text:p>
      <text:p text:style-name="P14"><text:s text:c="12"/>time_expiry = to_epoch_str(getExpiryTime(date))</text:p>
      <text:p text:style-name="P14"><text:s text:c="12"/>r = Transaction.objects.create(</text:p>
      <text:p text:style-name="P14"><text:s text:c="16"/>time_expiry = time_expiry,</text:p>
      <text:p text:style-name="P14"><text:s text:c="16"/>product_id = prod_str(product_id),</text:p>
      <text:p text:style-name="P14"><text:s text:c="16"/>amount_ordered = trgAmount,</text:p>
      <text:p text:style-name="P14"><text:s text:c="16"/>addr_user = form.cleaned_data['address'],</text:p>
      <text:p text:style-name="P14"><text:s text:c="16"/>addr_our = address_bh,</text:p>
      <text:p text:style-name="P14"><text:s text:c="16"/>fee_quoted = fee,</text:p>
      <text:p text:style-name="P14"><text:s text:c="16"/>rate = rate,</text:p>
      <text:p text:style-name="P14"><text:s text:c="16"/>status = TS.WAIT_FOR_PAYMENT,</text:p>
      <text:p text:style-name="P14"><text:s text:c="16"/>query_id = query_id</text:p>
      <text:p text:style-name="P14"><text:s text:c="12"/>)</text:p>
      <text:p text:style-name="P14"><text:s text:c="12"/>logger.info('Create order %s (query ID %s) for IP %s. New BTC address %s' %(r.order_id, r.query_id, getIP(request), address_bh))</text:p>
      <text:p text:style-name="P14"/>
      <text:p text:style-name="P14"><text:s text:c="8"/>ord_exp_time = utc_now() + datetime.timedelta(seconds=int(config.get('orders', 'order_exp_seconds')))</text:p>
      <text:p text:style-name="P14"><text:s text:c="8"/>ret = {</text:p>
      <text:p text:style-name="P14"><text:s text:c="12"/>'duplicated': duplicated,</text:p>
      <text:p text:style-name="P14"><text:s text:c="12"/>'ord_exp_time': ord_exp_time.strftime('%Y-%m-%d %H:%M:%S'),</text:p>
      <text:p text:style-name="P14"><text:s text:c="12"/>'order_id': query_id,</text:p>
      <text:p text:style-name="P14"><text:s text:c="12"/>'address': address_bh</text:p>
      <text:p text:style-name="P14"><text:s text:c="8"/>}</text:p>
      <text:p text:style-name="P14"><text:s text:c="8"/>ret_json = json.dumps(ret)</text:p>
      <text:p text:style-name="P14"><text:s text:c="8"/>return HttpResponse(ret_json, mimetype="application/json")</text:p>
      <text:p text:style-name="P14"/>
      <text:p text:style-name="P14"><text:s text:c="4"/># default value<text:span text:style-name="T29">s</text:span></text:p>
      <text:p text:style-name="P14"><text:s text:c="4"/>rate = get_realtime_rate()</text:p>
      <text:p text:style-name="P14"><text:s text:c="4"/>ma_rate = get_rate()</text:p>
      <text:p text:style-name="P14"><text:s text:c="4"/>trgAmount = getAmount()</text:p>
      <text:p text:style-name="P14"><text:s text:c="4"/><text:span text:style-name="T12">date</text:span><text:span text:style-name="T13"> = utc_now().date() + datetime.timedelta(days=1)</text:span></text:p>
      <text:p text:style-name="P14"><text:s text:c="4"/><text:span text:style-name="T5">fee = getPremium(rate, date, trgAmount, BTCUSD_CALL_SHORT)</text:span></text:p>
      <text:p text:style-name="P14"><text:s text:c="4"/>fee_usd = fee * rate</text:p>
      <text:p text:style-name="P14"><text:s text:c="4"/>exp_time = datetime.datetime(date.year, date.month, date.day) + datetime.timedelta(hours=21)</text:p>
      <text:p text:style-name="P14"><text:s text:c="4"/>ret = {</text:p>
      <text:p text:style-name="P14"><text:s text:c="8"/>'trgAmount': NUMER_FORMAT.format(trgAmount),</text:p>
      <text:p text:style-name="P14"><text:s text:c="8"/>'rate': USD_FORMAT.format(rate),</text:p>
      <text:p text:style-name="P14"><text:s text:c="8"/>'ma_rate': USD_FORMAT.format(ma_rate),</text:p>
      <text:p text:style-name="P14"><text:s text:c="8"/>'date': date.strftime('%Y-%m-%d'),</text:p>
      <text:p text:style-name="P14"><text:s text:c="8"/>'fee': NUMER_FORMAT.format(fee),</text:p>
      <text:p text:style-name="P14"><text:s text:c="8"/>'fee_usd': USD_FORMAT.format(fee_usd),</text:p>
      <text:p text:style-name="P14"><text:s text:c="8"/>'form': form</text:p>
      <text:p text:style-name="P14"><text:s text:c="4"/>}</text:p>
      <text:p text:style-name="P14"/>
      <text:p text:style-name="P14"><text:s text:c="4"/>return render(request, 'home.htm', ret)</text:p>
      <text:p text:style-name="P12"/>
      <text:p text:style-name="P12"/>
      <text:p text:style-name="P25">#########################################################################################################</text:p>
      <text:p text:style-name="P25">#########################################################################################################</text:p>
      <text:p text:style-name="P12"/>
      <text:p text:style-name="P12"/>
      <text:p text:style-name="P12"/>
      <text:p text:style-name="P12"/>
      <text:p text:style-name="P12"/>
      <text:p text:style-name="P12">&lt;div class="<text:span text:style-name="T26">span6</text:span> <text:span text:style-name="T11">controls</text:span> input-append date" <text:span text:style-name="T1">id="datetimepicker"</text:span> data-date="{{date}}" data-date-format="yyyy-mm-dd"&gt;</text:p>
      <text:p text:style-name="P12"><text:tab/>&lt;<text:span text:style-name="T11">input</text:span> type="text" class="input-medium" <text:span text:style-name="T1">name="date" id="id_date" </text:span><text:span text:style-name="T11">value="{{date}}"</text:span>&gt;</text:p>
      <text:p text:style-name="P12"><text:tab/>&lt;span class="add-on"&gt;&lt;i data-time-icon="icon-time" data-date-icon="icon-calendar"&gt;&lt;/i&gt;&lt;/span&gt;</text:p>
      <text:p text:style-name="P12">&lt;/div&gt;</text:p>
      <text:p text:style-name="P4"/>
      <text:p text:style-name="P22">#########################################################################################################</text:p>
      <text:p text:style-name="P24">&lt;div <text:span text:style-name="T1">class="</text:span><text:span text:style-name="T23">span6</text:span> controls <text:span text:style-name="T16">input-append </text:span><text:span text:style-name="T17">date</text:span><text:span text:style-name="T16">" <text:s text:c="2"/></text:span><text:span text:style-name="T17">id="dp"</text:span> <text:s text:c="2"/><text:span text:style-name="T4">data-date</text:span><text:span text:style-name="T22">="</text:span><text:span text:style-name="T18">{{date}}</text:span><text:span text:style-name="T22">"</text:span> <text:span text:style-name="T1">data-date-format</text:span>="yyyy-mm-dd"&gt;</text:p>
      <text:p text:style-name="P24"/>
      <text:p text:style-name="P24"><text:tab/>&lt;<text:span text:style-name="T1">input</text:span> type="text" class="input-medium" name="date" id="id_date" value="{{date}}"&gt;</text:p>
      <text:p text:style-name="P24"/>
      <text:p text:style-name="P24"><text:tab/>&lt;span <text:span text:style-name="T1">class="add-on"</text:span>&gt;</text:p>
      <text:p text:style-name="P24"><text:tab/> <text:s text:c="2"/>&lt;i <text:span text:style-name="T1">class="icon-calendar"</text:span>&gt;&lt;/i&gt;</text:p>
      <text:p text:style-name="P24"><text:tab/>&lt;/span&gt;</text:p>
      <text:p text:style-name="P24">&lt;/div&gt;</text:p>
      <text:p text:style-name="P23">#########################################################################################################</text:p>
      <text:p text:style-name="P11"/>
      <text:p text:style-name="P11"/>
      <text:p text:style-name="P11"/>
      <text:p text:style-name="P13">&lt;div class="info"&gt;</text:p>
      <text:p text:style-name="P13"><text:tab/></text:p>
      <text:p text:style-name="P13"><text:tab/>&lt;label class="control-label blue" <text:span text:style-name="T1">for="id_fee"</text:span>&gt;</text:p>
      <text:p text:style-name="P13"><text:tab/><text:tab/>INSURANCE FEE:</text:p>
      <text:p text:style-name="P13"><text:tab/>&lt;/label&gt;</text:p>
      <text:p text:style-name="P13"/>
      <text:p text:style-name="P13"><text:s text:c="4"/>&lt;div class="controls blue" <text:span text:style-name="T28">id="id_fee"</text:span> name="fee"&gt;<text:span text:style-name="T11">{{fee}}</text:span>&lt;/div&gt;</text:p>
      <text:p text:style-name="P13"><text:s text:c="4"/>&lt;div <text:span text:style-name="T17">id="id_testdate"</text:span>&gt; &lt;/div&gt;</text:p>
      <text:p text:style-name="P13">&lt;/div&gt;</text:p>
      <text:p text:style-name="P11"/>
      <text:p text:style-name="P21">#########################################################################################################</text:p>
      <text:p text:style-name="P11"/>
      <text:p text:style-name="P11">&lt;!DOCTYPE HTML&gt;</text:p>
      <text:p text:style-name="P11">&lt;html&gt;</text:p>
      <text:p text:style-name="P11"><text:s text:c="2"/>&lt;head&gt;</text:p>
      <text:p text:style-name="P11"><text:s text:c="4"/>&lt;link href="http://netdna.bootstrapcdn.com/twitter-bootstrap/2.2.2/css/bootstrap-combined.min.css" rel="stylesheet"&gt;</text:p>
      <text:p text:style-name="P11"><text:s text:c="4"/>&lt;link rel="stylesheet" type="text/css" media="screen"</text:p>
      <text:p text:style-name="P11"><text:s text:c="5"/>href="http://tarruda.github.com/bootstrap-datetimepicker/assets/css/bootstrap-datetimepicker.min.css"&gt;</text:p>
      <text:p text:style-name="P11"><text:s text:c="2"/>&lt;/head&gt;</text:p>
      <text:p text:style-name="P11"/>
      <text:p text:style-name="P11"><text:s text:c="2"/>&lt;body&gt;</text:p>
      <text:p text:style-name="P11"><text:s text:c="4"/>&lt;div id="datetimepicker" class="input-append date"&gt;</text:p>
      <text:p text:style-name="P11"><text:s text:c="6"/>&lt;input type="text"&gt;&lt;/input&gt;</text:p>
      <text:p text:style-name="P11"><text:s text:c="6"/>&lt;span class="add-on"&gt;</text:p>
      <text:p text:style-name="P11"><text:s text:c="8"/>&lt;i data-time-icon="icon-time" data-date-icon="icon-calendar"&gt;&lt;/i&gt;</text:p>
      <text:p text:style-name="P11"><text:s text:c="6"/>&lt;/span&gt;</text:p>
      <text:p text:style-name="P11"><text:s text:c="4"/>&lt;/div&gt;</text:p>
      <text:p text:style-name="P11"><text:s text:c="4"/>&lt;script type="text/javascript"</text:p>
      <text:p text:style-name="P11"><text:s text:c="5"/>src="http://cdnjs.cloudflare.com/ajax/libs/jquery/1.8.3/jquery.min.js"&gt;</text:p>
      <text:p text:style-name="P11"><text:s text:c="4"/>&lt;/script&gt; </text:p>
      <text:p text:style-name="P11"><text:s text:c="4"/>&lt;script type="text/javascript"</text:p>
      <text:p text:style-name="P11"><text:s text:c="5"/>src="http://netdna.bootstrapcdn.com/twitter-bootstrap/2.2.2/js/bootstrap.min.js"&gt;</text:p>
      <text:p text:style-name="P11"><text:s text:c="4"/>&lt;/script&gt;</text:p>
      <text:p text:style-name="P11"><text:s text:c="4"/>&lt;script type="text/javascript"</text:p>
      <text:p text:style-name="P11"><text:s text:c="5"/>src="http://tarruda.github.com/bootstrap-datetimepicker/assets/js/bootstrap-datetimepicker.min.js"&gt;</text:p>
      <text:p text:style-name="P11"><text:s text:c="4"/>&lt;/script&gt;</text:p>
      <text:p text:style-name="P11"><text:s text:c="4"/>&lt;script type="text/javascript"</text:p>
      <text:p text:style-name="P11"><text:s text:c="5"/>src="http://tarruda.github.com/bootstrap-datetimepicker/assets/js/bootstrap-datetimepicker.pt-BR.js"&gt;</text:p>
      <text:p text:style-name="P11"><text:s text:c="4"/>&lt;/script&gt;</text:p>
      <text:p text:style-name="P11"/>
      <text:p text:style-name="P11"><text:s text:c="4"/>&lt;script type="text/javascript"&gt;</text:p>
      <text:p text:style-name="P11"><text:s text:c="6"/>$('#datetimepicker').datetimepicker({</text:p>
      <text:p text:style-name="P11"><text:s text:c="8"/>format: 'yyyy-<text:span text:style-name="T25">MM-dd</text:span> hh:mm',</text:p>
      <text:p text:style-name="P11"><text:s text:c="8"/>language: 'en-US'</text:p>
      <text:p text:style-name="P11"><text:s text:c="6"/>});</text:p>
      <text:p text:style-name="P11"><text:s text:c="4"/>&lt;/script&gt;</text:p>
      <text:p text:style-name="P11"/>
      <text:p text:style-name="P11"><text:s text:c="2"/>&lt;/body&gt;</text:p>
      <text:p text:style-name="P11"/>
      <text:p text:style-name="P11">&lt;html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############################################################################################</text:p>
      <text:p text:style-name="P9"/>
      <text:p text:style-name="P9">https://pypi.python.org/pypi/django-bootstrap3-datetimepicker</text:p>
      <text:p text:style-name="P9"/>
      <text:p text:style-name="P9"/>
      <text:p text:style-name="P10">django-bootstrap3-datetimepicker 2.2.3</text:p>
      <text:p text:style-name="P10"/>
      <text:p text:style-name="P10">Download: <text:s/>django-bootstrap3-datetimepicker-2.2.3.tar.gz</text:p>
      <text:p text:style-name="P10"/>
      <text:p text:style-name="P19">Bootstrap3 compatible datetimepicker for Django projects.</text:p>
      <text:p text:style-name="P10"/>
      <text:p text:style-name="P10">This package uses Bootstrap v3 datetimepicker widget version 2 provided by the following project:</text:p>
      <text:p text:style-name="P10">https://github.com/Eonasdan/bootstrap-datetimepicker</text:p>
      <text:p text:style-name="P10">The correct formatting options for dates can be found here:</text:p>
      <text:p text:style-name="P10">http://momentjs.com/docs/</text:p>
      <text:p text:style-name="P10"/>
      <text:p text:style-name="P10">It works only with Bootstrap3.</text:p>
      <text:p text:style-name="P20">If you are using Bootstrap2 in your Django project, check out this: https://github.com/zokis/django-bootstrap-datetimepicker</text:p>
      <text:p text:style-name="P10"/>
      <text:p text:style-name="P16">Install</text:p>
      <text:p text:style-name="P10"/>
      <text:p text:style-name="P10">Run <text:span text:style-name="T24">pip install django-bootstrap3-datetimepicker</text:span></text:p>
      <text:p text:style-name="P15"/>
      <text:p text:style-name="P15">Add 'bootstrap3_datetime' to your INSTALLED_APPS</text:p>
      <text:p text:style-name="P10"/>
      <text:p text:style-name="P10"/>
      <text:p text:style-name="P17">Example</text:p>
      <text:p text:style-name="P10"/>
      <text:p text:style-name="P10">forms.py</text:p>
      <text:p text:style-name="P10"/>
      <text:p text:style-name="P26">from <text:span text:style-name="T24">bootstrap3_datetime.widgets</text:span> import DateTimePicker</text:p>
      <text:p text:style-name="P26">from django import forms</text:p>
      <text:p text:style-name="P26"/>
      <text:p text:style-name="P26">class ToDoForm(forms.Form):</text:p>
      <text:p text:style-name="P26"><text:s text:c="4"/>todo = forms.CharField(</text:p>
      <text:p text:style-name="P26"><text:s text:c="8"/>widget=forms.TextInput(attrs={"class": "form-control"}))</text:p>
      <text:p text:style-name="P26"><text:s text:c="4"/>date = forms.DateField(</text:p>
      <text:p text:style-name="P26"><text:s text:c="8"/>widget=DateTimePicker(options={"format": "YYYY-MM-DD",</text:p>
      <text:p text:style-name="P26"><text:s text:c="39"/>"pickTime": False}))</text:p>
      <text:p text:style-name="P26"><text:s text:c="4"/>reminder = forms.DateTimeField(</text:p>
      <text:p text:style-name="P26"><text:s text:c="8"/>required=False,</text:p>
      <text:p text:style-name="P26"><text:s text:c="8"/>widget=DateTimePicker(options={"format": "YYYY-MM-DD HH:mm",</text:p>
      <text:p text:style-name="P26"><text:s text:c="39"/>"pickSeconds": False}))</text:p>
      <text:p text:style-name="P10"/>
      <text:p text:style-name="P10">The options will be passed to the JavaScript datetimepicker instance. Available options are explained in the following documents:</text:p>
      <text:p text:style-name="P10">http://eonasdan.github.io/bootstrap-datetimepicker/</text:p>
      <text:p text:style-name="P10">You don't need to set the language option, because it will be set the current language of the thread automatically.</text:p>
      <text:p text:style-name="P10"/>
      <text:p text:style-name="P10">template.html</text:p>
      <text:p text:style-name="P10"/>
      <text:p text:style-name="P26">&lt;!DOCTYPE html&gt;</text:p>
      <text:p text:style-name="P26">&lt;html&gt;</text:p>
      <text:p text:style-name="P26"/>
      <text:p text:style-name="P26"><text:s text:c="4"/>&lt;head&gt;</text:p>
      <text:p text:style-name="P26"><text:s text:c="8"/>&lt;link rel="stylesheet" href="//netdna.bootstrapcdn.com/bootstrap/3.0.0/css/bootstrap.css"&gt;</text:p>
      <text:p text:style-name="P26"><text:s text:c="8"/>&lt;link rel="stylesheet" href="//netdna.bootstrapcdn.com/bootstrap/3.0.0/css/bootstrap-theme.css"&gt;</text:p>
      <text:p text:style-name="P26"><text:s text:c="8"/>&lt;script src="//ajax.googleapis.com/ajax/libs/jquery/1.9.0/jquery.js"&gt;&lt;/script&gt;</text:p>
      <text:p text:style-name="P26"><text:s text:c="8"/>&lt;script src="//netdna.bootstrapcdn.com/bootstrap/3.0.0/js/bootstrap.js"&gt;&lt;/script&gt;</text:p>
      <text:p text:style-name="P26"><text:s text:c="8"/>{{ form.media }}</text:p>
      <text:p text:style-name="P26"><text:s text:c="4"/>&lt;/head&gt;</text:p>
      <text:p text:style-name="P26"/>
      <text:p text:style-name="P26"><text:s text:c="4"/>&lt;body&gt;</text:p>
      <text:p text:style-name="P26"/>
      <text:p text:style-name="P26"><text:s text:c="8"/>&lt;form method="post" role="form"&gt;</text:p>
      <text:p text:style-name="P26"/>
      <text:p text:style-name="P26"><text:s text:c="12"/>{% for field in form.visible_fields %}</text:p>
      <text:p text:style-name="P26"/>
      <text:p text:style-name="P26"><text:s text:c="12"/>&lt;div id="div_{{ field.html_name }}"</text:p>
      <text:p text:style-name="P26"><text:s text:c="17"/>class="form-group{% if field.errors %} has-error{% endif %}"&gt;</text:p>
      <text:p text:style-name="P26"><text:s text:c="16"/>{{ field.label_tag }}</text:p>
      <text:p text:style-name="P26"><text:s text:c="16"/>{{ field }}</text:p>
      <text:p text:style-name="P26"/>
      <text:p text:style-name="P26"><text:s text:c="16"/>&lt;div class="text-muted pull-right"&gt;</text:p>
      <text:p text:style-name="P26"><text:s text:c="20"/>&lt;small&gt;{{ field.help_text }}&lt;/small&gt;</text:p>
      <text:p text:style-name="P26"><text:s text:c="16"/>&lt;/div&gt;</text:p>
      <text:p text:style-name="P26"/>
      <text:p text:style-name="P26"><text:s text:c="16"/>&lt;div class="help-block"&gt;</text:p>
      <text:p text:style-name="P26"><text:s text:c="20"/>{{ field.errors }}</text:p>
      <text:p text:style-name="P26"><text:s text:c="16"/>&lt;/div&gt;</text:p>
      <text:p text:style-name="P26"/>
      <text:p text:style-name="P26"><text:s text:c="12"/>&lt;/div&gt;</text:p>
      <text:p text:style-name="P26"><text:s text:c="12"/>{% endfor %}</text:p>
      <text:p text:style-name="P26"/>
      <text:p text:style-name="P26"><text:s text:c="12"/>{% for hidden in form.hidden_fields %}</text:p>
      <text:p text:style-name="P26"><text:s text:c="16"/>{{ hidden }}</text:p>
      <text:p text:style-name="P26"><text:s text:c="12"/>{% endfor %}</text:p>
      <text:p text:style-name="P26"/>
      <text:p text:style-name="P26"><text:s text:c="12"/>{% csrf_token %}</text:p>
      <text:p text:style-name="P26"><text:s text:c="12"/>&lt;div class="form-group"&gt;</text:p>
      <text:p text:style-name="P26"><text:s text:c="16"/>&lt;input type="submit" value="Submit" class="btn btn-primary" /&gt;</text:p>
      <text:p text:style-name="P26"><text:s text:c="12"/>&lt;/div&gt;</text:p>
      <text:p text:style-name="P26"/>
      <text:p text:style-name="P26"><text:s text:c="8"/>&lt;/form&gt;</text:p>
      <text:p text:style-name="P26"/>
      <text:p text:style-name="P26"><text:s text:c="4"/>&lt;/body&gt;</text:p>
      <text:p text:style-name="P26"/>
      <text:p text:style-name="P26">&lt;/html&gt;</text:p>
      <text:p text:style-name="P10"/>
      <text:p text:style-name="P10">Bootstrap3 and jQuery have to be included along with {{ form.media }}</text:p>
      <text:p text:style-name="P10"/>
      <text:p text:style-name="P10">Release Notes</text:p>
      <text:p text:style-name="P10"/>
      <text:p text:style-name="P10">v2.2.3</text:p>
      <text:p text:style-name="P10"/>
      <text:p text:style-name="P10">Updated bootstrap-datetimepicker.js to version 2.1.30</text:p>
      <text:p text:style-name="P10">v2.0.0</text:p>
      <text:p text:style-name="P10"/>
      <text:p text:style-name="P10">Includes bootstrap-datetimepicker.js version 2.1.11 with moment.js</text:p>
      <text:p text:style-name="P10">The format strings have changed due to using moment.js</text:p>
      <text:p text:style-name="P10">Requirements</text:p>
      <text:p text:style-name="P10"/>
      <text:p text:style-name="P10">Python &gt;= 2.4</text:p>
      <text:p text:style-name="P10">Django &gt;= 1.3</text:p>
      <text:p text:style-name="P10">Bootstrap &gt;= 3.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################################################################</text:p>
      <text:p text:style-name="P6"/>
      <text:p text:style-name="P6">&lt;!DOCTYPE HTML&gt;</text:p>
      <text:p text:style-name="P6">&lt;html&gt;</text:p>
      <text:p text:style-name="P6"><text:s text:c="2"/>&lt;head&gt;</text:p>
      <text:p text:style-name="P6"><text:s text:c="4"/>&lt;link href="http://netdna.bootstrapcdn.com/twitter-bootstrap/2.2.2/css/bootstrap-combined.min.css" rel="stylesheet"&gt;</text:p>
      <text:p text:style-name="P6"><text:s text:c="4"/>&lt;link rel="stylesheet" type="text/css" media="screen" href="http://tarruda.github.com/bootstrap-datetimepicker/assets/css/bootstrap-datetimepicker.min.css"&gt;</text:p>
      <text:p text:style-name="P6"><text:s text:c="2"/>&lt;/head&gt;</text:p>
      <text:p text:style-name="P6"/>
      <text:p text:style-name="P6"><text:s text:c="2"/>&lt;body&gt;</text:p>
      <text:p text:style-name="P6"/>
      <text:p text:style-name="P6"><text:s text:c="4"/>&lt;div <text:span text:style-name="T12">id="datetimepicker"</text:span> class="input-append date"&gt;</text:p>
      <text:p text:style-name="P6"><text:s text:c="6"/>&lt;input type="text"&gt;&lt;/input&gt;</text:p>
      <text:p text:style-name="P6"><text:s text:c="6"/>&lt;span class="add-on"&gt;</text:p>
      <text:p text:style-name="P6"><text:s text:c="8"/>&lt;i data-time-icon="icon-time" data-date-icon="icon-calendar"&gt;&lt;/i&gt;</text:p>
      <text:p text:style-name="P6"><text:s text:c="6"/>&lt;/span&gt;</text:p>
      <text:p text:style-name="P6"><text:s text:c="4"/>&lt;/div&gt;</text:p>
      <text:p text:style-name="P6"/>
      <text:p text:style-name="P6"><text:s text:c="4"/>&lt;script type="text/javascript"</text:p>
      <text:p text:style-name="P6"><text:s text:c="5"/>src="http://cdnjs.cloudflare.com/ajax/libs/jquery/1.8.3/jquery.min.js"&gt;</text:p>
      <text:p text:style-name="P6"><text:s text:c="4"/>&lt;/script&gt; </text:p>
      <text:p text:style-name="P6"/>
      <text:p text:style-name="P6"><text:s text:c="4"/>&lt;script type="text/javascript"</text:p>
      <text:p text:style-name="P6"><text:s text:c="5"/>src="http://netdna.bootstrapcdn.com/twitter-bootstrap/2.2.2/js/bootstrap.min.js"&gt;</text:p>
      <text:p text:style-name="P6"><text:s text:c="4"/>&lt;/script&gt;</text:p>
      <text:p text:style-name="P6"/>
      <text:p text:style-name="P6"><text:s text:c="4"/>&lt;script type="text/javascript"</text:p>
      <text:p text:style-name="P6"><text:s text:c="5"/>src="http://tarruda.github.com/bootstrap-datetimepicker/assets/js/bootstrap-datetimepicker.min.js"&gt;</text:p>
      <text:p text:style-name="P6"><text:s text:c="4"/>&lt;/script&gt;</text:p>
      <text:p text:style-name="P6"/>
      <text:p text:style-name="P6"><text:s text:c="4"/>&lt;script type="text/javascript"</text:p>
      <text:p text:style-name="P6"><text:s text:c="5"/>src="http://tarruda.github.com/bootstrap-datetimepicker/assets/js/bootstrap-datetimepicker.pt-BR.js"&gt;</text:p>
      <text:p text:style-name="P6"><text:s text:c="4"/>&lt;/script&gt;</text:p>
      <text:p text:style-name="P6"/>
      <text:p text:style-name="P6"><text:s text:c="4"/>&lt;script type="text/javascript"&gt;</text:p>
      <text:p text:style-name="P6"><text:s text:c="6"/>$('#datetimepicker').datetimepicker({</text:p>
      <text:p text:style-name="P6"><text:s text:c="8"/>format: 'dd/MM/yyyy hh:mm:ss',</text:p>
      <text:p text:style-name="P6"><text:s text:c="8"/>language: '<text:span text:style-name="T19">en</text:span>-<text:span text:style-name="T19">US</text:span>'</text:p>
      <text:p text:style-name="P6"><text:s text:c="6"/>});</text:p>
      <text:p text:style-name="P6"><text:s text:c="4"/>&lt;/script&gt;</text:p>
      <text:p text:style-name="P6"/>
      <text:p text:style-name="P6"><text:s text:c="2"/>&lt;/body&gt;</text:p>
      <text:p text:style-name="P6"/>
      <text:p text:style-name="P6">&lt;html&gt;</text:p>
      <text:p text:style-name="P2"/>
      <text:p text:style-name="P2"/>
      <text:p text:style-name="P2"/>
      <text:p text:style-name="P2"/>
      <text:p text:style-name="P2"/>
      <text:p text:style-name="P2"/>
      <text:p text:style-name="P7">http://tarruda.github.com/bootstrap-datetimepicker/assets/js/bootstrap-datetimepicker.pt-BR.js</text:p>
      <text:p text:style-name="P2"/>
      <text:p text:style-name="P8">/**</text:p>
      <text:p text:style-name="P8"><text:s/>* Brazilian translation for bootstrap-datetimepicker</text:p>
      <text:p text:style-name="P8"><text:s/>* Cauan Cabral &lt;cauan@radig.com.br&gt;</text:p>
      <text:p text:style-name="P8"><text:s/>*/</text:p>
      <text:p text:style-name="P8">;(function($){</text:p>
      <text:p text:style-name="P8"><text:tab/>$.fn.datetimepicker.dates['pt-BR'] = {</text:p>
      <text:p text:style-name="P8"><text:tab/><text:tab/>days: ["Domingo", "Segunda", "TerÃ§a", "Quarta", "Quinta", "Sexta", "SÃ¡bado", "Domingo"],</text:p>
      <text:p text:style-name="P8"><text:tab/><text:tab/>daysShort: ["Dom", "Seg", "Ter", "Qua", "Qui", "Sex", "SÃ¡b", "Dom"],</text:p>
      <text:p text:style-name="P8"><text:tab/><text:tab/>daysMin: ["Do", "Se", "Te", "Qu", "Qu", "Se", "Sa", "Do"],</text:p>
      <text:p text:style-name="P8"><text:tab/><text:tab/>months: ["Janeiro", "Fevereiro", "MarÃ§o", "Abril", "Maio", "Junho", "Julho", "Agosto", "Setembro", "Outubro", "Novembro", "Dezembro"],</text:p>
      <text:p text:style-name="P8"><text:tab/><text:tab/>monthsShort: ["Jan", "Fev", "Mar", "Abr", "Mai", "Jun", "Jul", "Ago", "Set", "Out", "Nov", "Dez"],</text:p>
      <text:p text:style-name="P8"><text:tab/><text:tab/>today: "Hoje"</text:p>
      <text:p text:style-name="P8"><text:tab/>};</text:p>
      <text:p text:style-name="P8">}(jQuery));</text:p>
      <text:p text:style-name="P2"/>
      <text:p text:style-name="P2"/>
      <text:p text:style-name="P2"/>
      <text:p text:style-name="P2"/>
      <text:p text:style-name="P2"/>
      <text:p text:style-name="P18">&lt;div class="well"&gt;</text:p>
      <text:p text:style-name="P5"><text:s text:c="2"/>&lt;div <text:span text:style-name="T12">id="datetimepicker1"</text:span> <text:span text:style-name="T14">class="input-append date"&gt;</text:span></text:p>
      <text:p text:style-name="P5"><text:s text:c="4"/>&lt;input <text:span text:style-name="T3">data-format="dd/MM/yyyy hh:mm:ss"</text:span> type="text"&gt;&lt;/input&gt;</text:p>
      <text:p text:style-name="P5"><text:s text:c="4"/>&lt;span class="add-on"&gt;</text:p>
      <text:p text:style-name="P5"><text:s text:c="6"/>&lt;i data-time-icon="icon-time" data-date-icon="icon-calendar"&gt;</text:p>
      <text:p text:style-name="P5"><text:s text:c="6"/>&lt;/i&gt;</text:p>
      <text:p text:style-name="P5"><text:s text:c="4"/>&lt;/span&gt;</text:p>
      <text:p text:style-name="P5"><text:s text:c="2"/>&lt;/div&gt;</text:p>
      <text:p text:style-name="P5">&lt;/div&gt;</text:p>
      <text:p text:style-name="P5">&lt;script type="text/javascript"&gt;</text:p>
      <text:p text:style-name="P5"><text:s text:c="2"/>$(function() {</text:p>
      <text:p text:style-name="P5"><text:s text:c="4"/>$('#datetimepicker1').datetimepicker({</text:p>
      <text:p text:style-name="P5"><text:s text:c="6"/>language: '<text:span text:style-name="T8">en-US</text:span>'</text:p>
      <text:p text:style-name="P5"><text:s text:c="4"/>});</text:p>
      <text:p text:style-name="P5"><text:s text:c="2"/>});</text:p>
      <text:p text:style-name="P5">&lt;/script&gt;</text:p>
      <text:p text:style-name="P2"/>
      <text:p text:style-name="P2"/>
      <text:p text:style-name="P2"/>
      <text:p text:style-name="P2">&lt;div <text:span text:style-name="T7">class="span6</text:span> controls <text:span text:style-name="T6">input-append</text:span> <text:span text:style-name="T7">date</text:span>" <text:s text:c="2"/><text:span text:style-name="T12">id="dp"</text:span> <text:s text:c="2"/><text:span text:style-name="T2">data-date</text:span>="{{date}}" <text:span text:style-name="T3">data-date-format</text:span><text:span text:style-name="T9">="yyyy-mm-dd"</text:span>&gt;</text:p>
      <text:p text:style-name="P2"/>
      <text:p text:style-name="P2"><text:tab/>&lt;<text:span text:style-name="T1">input</text:span> type="text" class="input-medium" name="date" id="id_date" value="{{date}}"&gt;</text:p>
      <text:p text:style-name="P3"/>
      <text:p text:style-name="P3"><text:tab/>&lt;span <text:span text:style-name="T12">class="add-on"</text:span>&gt;</text:p>
      <text:p text:style-name="P3"><text:tab/> <text:s text:c="2"/>&lt;i <text:span text:style-name="T12">class="icon-calendar"</text:span>&gt;&lt;/i&gt;</text:p>
      <text:p text:style-name="P3"><text:tab/>&lt;/span&gt;</text:p>
      <text:p text:style-name="P2">&lt;/div&gt;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gi-1.2b" svg:font-family="Gargi-1.2b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 NOM A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HAN NOM A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HAN NOM A" style:font-family-asian="'HAN NOM A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6:10:12.466808915</meta:creation-date>
    <dc:date>2014-05-09T01:34:00.900370601</dc:date>
    <meta:editing-duration>P1DT17H30M1S</meta:editing-duration>
    <meta:editing-cycles>21</meta:editing-cycles>
    <meta:generator>LibreOffice/4.2.3.3$Linux_X86_64 LibreOffice_project/420m0$Build-3</meta:generator>
    <meta:document-statistic meta:table-count="0" meta:image-count="0" meta:object-count="0" meta:page-count="1" meta:paragraph-count="272" meta:word-count="775" meta:character-count="11277" meta:non-whitespace-character-count="9302"/>
  </office:meta>
</office:document-meta>
</file>